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4d915" officeooo:paragraph-rsid="0014d915"/>
    </style:style>
    <style:style style:name="P2" style:family="paragraph" style:parent-style-name="Standard">
      <style:text-properties fo:language="en" fo:country="US" officeooo:rsid="0015d061" officeooo:paragraph-rsid="0015d061"/>
    </style:style>
    <style:style style:name="P3" style:family="paragraph" style:parent-style-name="Standard">
      <style:text-properties fo:language="en" fo:country="US" officeooo:rsid="00206f37" officeooo:paragraph-rsid="00206f37"/>
    </style:style>
    <style:style style:name="P4" style:family="paragraph" style:parent-style-name="Standard">
      <style:text-properties fo:language="en" fo:country="US" officeooo:rsid="001b7058" officeooo:paragraph-rsid="001b7058"/>
    </style:style>
    <style:style style:name="P5" style:family="paragraph" style:parent-style-name="Standard">
      <style:text-properties fo:language="en" fo:country="US" officeooo:rsid="0024edef" officeooo:paragraph-rsid="0024edef"/>
    </style:style>
    <style:style style:name="P6" style:family="paragraph" style:parent-style-name="Standard">
      <style:text-properties fo:language="en" fo:country="US" officeooo:rsid="0026aced" officeooo:paragraph-rsid="0026aced"/>
    </style:style>
    <style:style style:name="P7" style:family="paragraph" style:parent-style-name="Standard">
      <style:text-properties fo:language="en" fo:country="US" officeooo:rsid="00284a18" officeooo:paragraph-rsid="00284a18"/>
    </style:style>
    <style:style style:name="P8" style:family="paragraph" style:parent-style-name="Standard">
      <style:text-properties fo:language="en" fo:country="US" officeooo:rsid="002a2d5e" officeooo:paragraph-rsid="002a2d5e"/>
    </style:style>
    <style:style style:name="P9" style:family="paragraph" style:parent-style-name="Standard">
      <style:text-properties fo:language="en" fo:country="US" officeooo:rsid="002b1c05" officeooo:paragraph-rsid="002b1c05"/>
    </style:style>
    <style:style style:name="P10" style:family="paragraph" style:parent-style-name="Standard">
      <style:text-properties fo:language="en" fo:country="US" officeooo:rsid="002c6fc0" officeooo:paragraph-rsid="002c6fc0"/>
    </style:style>
    <style:style style:name="P11" style:family="paragraph" style:parent-style-name="Standard">
      <style:text-properties fo:language="en" fo:country="US" officeooo:rsid="002d6ed3" officeooo:paragraph-rsid="002d6ed3"/>
    </style:style>
    <style:style style:name="P12" style:family="paragraph" style:parent-style-name="Standard">
      <style:text-properties fo:language="en" fo:country="US" officeooo:rsid="002e72fd" officeooo:paragraph-rsid="002e72fd"/>
    </style:style>
    <style:style style:name="P13" style:family="paragraph" style:parent-style-name="Standard">
      <style:text-properties fo:language="en" fo:country="US" officeooo:rsid="003ba305" officeooo:paragraph-rsid="003ba305"/>
    </style:style>
    <style:style style:name="P14" style:family="paragraph" style:parent-style-name="Standard">
      <style:text-properties officeooo:paragraph-rsid="001d2671"/>
    </style:style>
    <style:style style:name="P15" style:family="paragraph" style:parent-style-name="Text_20_body">
      <style:text-properties officeooo:rsid="00300417" officeooo:paragraph-rsid="00300417"/>
    </style:style>
    <style:style style:name="P16" style:family="paragraph" style:parent-style-name="Text_20_body">
      <style:text-properties officeooo:rsid="0032b614" officeooo:paragraph-rsid="0032b614"/>
    </style:style>
    <style:style style:name="P17" style:family="paragraph" style:parent-style-name="Text_20_body">
      <style:text-properties officeooo:rsid="0035d201" officeooo:paragraph-rsid="0035d201"/>
    </style:style>
    <style:style style:name="P18" style:family="paragraph" style:parent-style-name="Text_20_body">
      <style:text-properties officeooo:rsid="00379615" officeooo:paragraph-rsid="00379615"/>
    </style:style>
    <style:style style:name="P19" style:family="paragraph" style:parent-style-name="Text_20_body">
      <style:text-properties officeooo:rsid="003a31ce" officeooo:paragraph-rsid="003a31ce"/>
    </style:style>
    <style:style style:name="P20" style:family="paragraph" style:parent-style-name="Text_20_body">
      <style:text-properties officeooo:rsid="003b1488" officeooo:paragraph-rsid="003b1488"/>
    </style:style>
    <style:style style:name="P21" style:family="paragraph" style:parent-style-name="Text_20_body">
      <style:text-properties officeooo:rsid="003c63b7" officeooo:paragraph-rsid="003c63b7"/>
    </style:style>
    <style:style style:name="P22" style:family="paragraph" style:parent-style-name="Text_20_body">
      <style:text-properties officeooo:rsid="003f9688" officeooo:paragraph-rsid="003fec4d"/>
    </style:style>
    <style:style style:name="P23" style:family="paragraph" style:parent-style-name="Text_20_body">
      <style:text-properties officeooo:rsid="0041bf41" officeooo:paragraph-rsid="0042e23e"/>
    </style:style>
    <style:style style:name="P24" style:family="paragraph" style:parent-style-name="Text_20_body">
      <style:text-properties officeooo:rsid="003532b7" officeooo:paragraph-rsid="003532b7"/>
    </style:style>
    <style:style style:name="P25" style:family="paragraph" style:parent-style-name="Text_20_body">
      <style:text-properties officeooo:rsid="003fec4d" officeooo:paragraph-rsid="003fec4d"/>
    </style:style>
    <style:style style:name="P26" style:family="paragraph" style:parent-style-name="Text_20_body">
      <style:text-properties officeooo:rsid="0042e23e" officeooo:paragraph-rsid="0042e23e"/>
    </style:style>
    <style:style style:name="P27" style:family="paragraph" style:parent-style-name="Text_20_body">
      <style:text-properties officeooo:rsid="0045bb90" officeooo:paragraph-rsid="0045bb90"/>
    </style:style>
    <style:style style:name="P28" style:family="paragraph" style:parent-style-name="Text_20_body">
      <style:text-properties officeooo:rsid="0047620c" officeooo:paragraph-rsid="0047620c"/>
    </style:style>
    <style:style style:name="P29" style:family="paragraph" style:parent-style-name="Text_20_body">
      <style:text-properties officeooo:rsid="004806bc" officeooo:paragraph-rsid="004806bc"/>
    </style:style>
    <style:style style:name="P30" style:family="paragraph" style:parent-style-name="Text_20_body">
      <style:text-properties officeooo:rsid="004a03ed" officeooo:paragraph-rsid="004a03ed"/>
    </style:style>
    <style:style style:name="P31" style:family="paragraph" style:parent-style-name="Text_20_body">
      <style:text-properties officeooo:rsid="004ccf7e" officeooo:paragraph-rsid="004ccf7e"/>
    </style:style>
    <style:style style:name="P32" style:family="paragraph" style:parent-style-name="Text_20_body">
      <style:text-properties officeooo:rsid="004d2fb8" officeooo:paragraph-rsid="004d2fb8"/>
    </style:style>
    <style:style style:name="P33" style:family="paragraph" style:parent-style-name="Text_20_body">
      <style:text-properties officeooo:rsid="004de622" officeooo:paragraph-rsid="004de622"/>
    </style:style>
    <style:style style:name="P34" style:family="paragraph" style:parent-style-name="Text_20_body">
      <style:text-properties officeooo:rsid="00501064" officeooo:paragraph-rsid="00501064"/>
    </style:style>
    <style:style style:name="P35" style:family="paragraph" style:parent-style-name="Text_20_body">
      <style:text-properties officeooo:rsid="005170eb" officeooo:paragraph-rsid="005170eb"/>
    </style:style>
    <style:style style:name="P36" style:family="paragraph" style:parent-style-name="Text_20_body">
      <style:text-properties officeooo:rsid="0052bef1" officeooo:paragraph-rsid="0052bef1"/>
    </style:style>
    <style:style style:name="P37" style:family="paragraph" style:parent-style-name="Text_20_body">
      <style:text-properties officeooo:rsid="0055e1d3" officeooo:paragraph-rsid="0055e1d3"/>
    </style:style>
    <style:style style:name="P38" style:family="paragraph" style:parent-style-name="Text_20_body">
      <style:text-properties officeooo:rsid="0058f03e" officeooo:paragraph-rsid="0058f03e"/>
    </style:style>
    <style:style style:name="P39" style:family="paragraph" style:parent-style-name="Text_20_body">
      <style:text-properties officeooo:rsid="005a26d7" officeooo:paragraph-rsid="005a26d7"/>
    </style:style>
    <style:style style:name="P40" style:family="paragraph" style:parent-style-name="Text_20_body">
      <style:text-properties officeooo:rsid="005b8fd5" officeooo:paragraph-rsid="005b8fd5"/>
    </style:style>
    <style:style style:name="P41" style:family="paragraph" style:parent-style-name="Text_20_body">
      <style:text-properties officeooo:rsid="005cdfb1" officeooo:paragraph-rsid="005cdfb1"/>
    </style:style>
    <style:style style:name="P42" style:family="paragraph" style:parent-style-name="Text_20_body">
      <style:text-properties officeooo:rsid="005e9bcc" officeooo:paragraph-rsid="005e9bcc"/>
    </style:style>
    <style:style style:name="P43" style:family="paragraph" style:parent-style-name="Text_20_body">
      <style:text-properties officeooo:rsid="00613b3c" officeooo:paragraph-rsid="00613b3c"/>
    </style:style>
    <style:style style:name="P44" style:family="paragraph" style:parent-style-name="Text_20_body">
      <style:text-properties officeooo:rsid="006586fa" officeooo:paragraph-rsid="006586fa"/>
    </style:style>
    <style:style style:name="P45" style:family="paragraph" style:parent-style-name="Text_20_body">
      <style:text-properties officeooo:rsid="006672db" officeooo:paragraph-rsid="006672db"/>
    </style:style>
    <style:style style:name="P46" style:family="paragraph" style:parent-style-name="Text_20_body">
      <style:text-properties officeooo:rsid="0068341c" officeooo:paragraph-rsid="0068341c"/>
    </style:style>
    <style:style style:name="P47" style:family="paragraph" style:parent-style-name="Text_20_body">
      <style:text-properties officeooo:rsid="0068b1fc" officeooo:paragraph-rsid="0068b1fc"/>
    </style:style>
    <style:style style:name="P48" style:family="paragraph" style:parent-style-name="Text_20_body">
      <style:text-properties officeooo:rsid="006a7d5e" officeooo:paragraph-rsid="006a7d5e"/>
    </style:style>
    <style:style style:name="P49" style:family="paragraph" style:parent-style-name="Text_20_body">
      <style:text-properties officeooo:rsid="006b55a9" officeooo:paragraph-rsid="006b55a9"/>
    </style:style>
    <style:style style:name="P50" style:family="paragraph" style:parent-style-name="Text_20_body">
      <style:text-properties officeooo:rsid="006cae9a" officeooo:paragraph-rsid="006cae9a"/>
    </style:style>
    <style:style style:name="P51" style:family="paragraph" style:parent-style-name="Text_20_body">
      <style:text-properties officeooo:rsid="006ea765" officeooo:paragraph-rsid="006ea765"/>
    </style:style>
    <style:style style:name="P52" style:family="paragraph" style:parent-style-name="Text_20_body">
      <style:text-properties officeooo:rsid="006edb94" officeooo:paragraph-rsid="006edb94"/>
    </style:style>
    <style:style style:name="P53" style:family="paragraph" style:parent-style-name="Text_20_body">
      <style:text-properties officeooo:rsid="0071043f" officeooo:paragraph-rsid="0071043f"/>
    </style:style>
    <style:style style:name="P54" style:family="paragraph" style:parent-style-name="Text_20_body">
      <style:text-properties officeooo:rsid="0073c1db" officeooo:paragraph-rsid="0073c1db"/>
    </style:style>
    <style:style style:name="P55" style:family="paragraph" style:parent-style-name="Text_20_body">
      <style:text-properties officeooo:rsid="007604a4" officeooo:paragraph-rsid="007604a4"/>
    </style:style>
    <style:style style:name="P56" style:family="paragraph" style:parent-style-name="Text_20_body">
      <style:text-properties officeooo:rsid="007b2140" officeooo:paragraph-rsid="007b2140"/>
    </style:style>
    <style:style style:name="P57" style:family="paragraph" style:parent-style-name="Text_20_body">
      <style:text-properties officeooo:rsid="007d444c" officeooo:paragraph-rsid="007d444c"/>
    </style:style>
    <style:style style:name="P58" style:family="paragraph" style:parent-style-name="Text_20_body">
      <style:text-properties officeooo:rsid="007eb12e" officeooo:paragraph-rsid="007eb12e"/>
    </style:style>
    <style:style style:name="P59" style:family="paragraph" style:parent-style-name="Text_20_body">
      <style:text-properties officeooo:rsid="0082ef75" officeooo:paragraph-rsid="0082ef75"/>
    </style:style>
    <style:style style:name="P60" style:family="paragraph" style:parent-style-name="Text_20_body">
      <style:text-properties officeooo:rsid="008353b7" officeooo:paragraph-rsid="008353b7"/>
    </style:style>
    <style:style style:name="P61" style:family="paragraph" style:parent-style-name="Text_20_body">
      <style:text-properties officeooo:rsid="00873f23" officeooo:paragraph-rsid="00873f23"/>
    </style:style>
    <style:style style:name="P62" style:family="paragraph" style:parent-style-name="Text_20_body">
      <style:text-properties officeooo:rsid="008aca77" officeooo:paragraph-rsid="008aca77"/>
    </style:style>
    <style:style style:name="P63" style:family="paragraph" style:parent-style-name="Text_20_body">
      <style:text-properties officeooo:rsid="008ca856" officeooo:paragraph-rsid="008ca856"/>
    </style:style>
    <style:style style:name="P64" style:family="paragraph" style:parent-style-name="Text_20_body">
      <style:text-properties officeooo:rsid="009112d3" officeooo:paragraph-rsid="009112d3"/>
    </style:style>
    <style:style style:name="P65" style:family="paragraph" style:parent-style-name="Text_20_body">
      <style:text-properties officeooo:rsid="009514af" officeooo:paragraph-rsid="009514af"/>
    </style:style>
    <style:style style:name="P66" style:family="paragraph" style:parent-style-name="Text_20_body">
      <style:text-properties officeooo:rsid="0095fd5c" officeooo:paragraph-rsid="0095fd5c"/>
    </style:style>
    <style:style style:name="P67" style:family="paragraph" style:parent-style-name="Text_20_body">
      <style:text-properties officeooo:rsid="009781c9" officeooo:paragraph-rsid="009781c9"/>
    </style:style>
    <style:style style:name="P68" style:family="paragraph" style:parent-style-name="Text_20_body">
      <style:text-properties officeooo:rsid="0099a8a0" officeooo:paragraph-rsid="0099a8a0"/>
    </style:style>
    <style:style style:name="P69" style:family="paragraph" style:parent-style-name="Text_20_body">
      <style:text-properties officeooo:rsid="009b6875" officeooo:paragraph-rsid="009b6875"/>
    </style:style>
    <style:style style:name="P70" style:family="paragraph" style:parent-style-name="Text_20_body">
      <style:text-properties officeooo:rsid="008be7b0" officeooo:paragraph-rsid="008be7b0"/>
    </style:style>
    <style:style style:name="P71" style:family="paragraph" style:parent-style-name="Text_20_body">
      <style:text-properties officeooo:rsid="009eb033" officeooo:paragraph-rsid="009eb033"/>
    </style:style>
    <style:style style:name="P72" style:family="paragraph" style:parent-style-name="Text_20_body">
      <style:text-properties officeooo:rsid="00a0904e" officeooo:paragraph-rsid="00a0904e"/>
    </style:style>
    <style:style style:name="P73" style:family="paragraph" style:parent-style-name="Text_20_body">
      <style:text-properties officeooo:rsid="00a1d5ff" officeooo:paragraph-rsid="00a1d5ff"/>
    </style:style>
    <style:style style:name="P74" style:family="paragraph" style:parent-style-name="Heading">
      <style:text-properties officeooo:rsid="0042e23e"/>
    </style:style>
    <style:style style:name="P75" style:family="paragraph" style:parent-style-name="Text_20_body">
      <style:text-properties officeooo:rsid="00a2ef0b" officeooo:paragraph-rsid="00a2ef0b"/>
    </style:style>
    <style:style style:name="P76" style:family="paragraph" style:parent-style-name="Text_20_body">
      <style:text-properties officeooo:rsid="00a4af43" officeooo:paragraph-rsid="00a4af43"/>
    </style:style>
    <style:style style:name="P77" style:family="paragraph" style:parent-style-name="Heading_20_1">
      <style:text-properties fo:language="en" fo:country="US"/>
    </style:style>
    <style:style style:name="P78" style:family="paragraph" style:parent-style-name="Heading_20_3">
      <style:text-properties fo:language="en" fo:country="US"/>
    </style:style>
    <style:style style:name="T1" style:family="text">
      <style:text-properties officeooo:rsid="001910ca"/>
    </style:style>
    <style:style style:name="T2" style:family="text">
      <style:text-properties officeooo:rsid="0022ca18"/>
    </style:style>
    <style:style style:name="T3" style:family="text">
      <style:text-properties officeooo:rsid="0026aced"/>
    </style:style>
    <style:style style:name="T4" style:family="text">
      <style:text-properties officeooo:rsid="00284a18"/>
    </style:style>
    <style:style style:name="T5" style:family="text">
      <style:text-properties officeooo:rsid="00295ad4"/>
    </style:style>
    <style:style style:name="T6" style:family="text">
      <style:text-properties officeooo:rsid="00295b99"/>
    </style:style>
    <style:style style:name="T7" style:family="text">
      <style:text-properties officeooo:rsid="002ef6ff"/>
    </style:style>
    <style:style style:name="T8" style:family="text">
      <style:text-properties officeooo:rsid="00315e1c"/>
    </style:style>
    <style:style style:name="T9" style:family="text">
      <style:text-properties officeooo:rsid="00334cdd"/>
    </style:style>
    <style:style style:name="T10" style:family="text">
      <style:text-properties officeooo:rsid="0037649e"/>
    </style:style>
    <style:style style:name="T11" style:family="text">
      <style:text-properties officeooo:rsid="003e6892"/>
    </style:style>
    <style:style style:name="T12" style:family="text">
      <style:text-properties officeooo:rsid="003fec4d"/>
    </style:style>
    <style:style style:name="T13" style:family="text">
      <style:text-properties officeooo:rsid="0043d95a"/>
    </style:style>
    <style:style style:name="T14" style:family="text">
      <style:text-properties officeooo:rsid="00467cfa"/>
    </style:style>
    <style:style style:name="T15" style:family="text">
      <style:text-properties officeooo:rsid="004787f4"/>
    </style:style>
    <style:style style:name="T16" style:family="text">
      <style:text-properties officeooo:rsid="004b2d80"/>
    </style:style>
    <style:style style:name="T17" style:family="text">
      <style:text-properties officeooo:rsid="004ddd01"/>
    </style:style>
    <style:style style:name="T18" style:family="text">
      <style:text-properties officeooo:rsid="004e6029"/>
    </style:style>
    <style:style style:name="T19" style:family="text">
      <style:text-properties officeooo:rsid="005086c8"/>
    </style:style>
    <style:style style:name="T20" style:family="text">
      <style:text-properties officeooo:rsid="0053b3f8"/>
    </style:style>
    <style:style style:name="T21" style:family="text">
      <style:text-properties officeooo:rsid="005701f4"/>
    </style:style>
    <style:style style:name="T22" style:family="text">
      <style:text-properties officeooo:rsid="00597e73"/>
    </style:style>
    <style:style style:name="T23" style:family="text">
      <style:text-properties officeooo:rsid="005b3361"/>
    </style:style>
    <style:style style:name="T24" style:family="text">
      <style:text-properties officeooo:rsid="005e0bd1"/>
    </style:style>
    <style:style style:name="T25" style:family="text">
      <style:text-properties officeooo:rsid="00606b76"/>
    </style:style>
    <style:style style:name="T26" style:family="text">
      <style:text-properties officeooo:rsid="006323a0"/>
    </style:style>
    <style:style style:name="T27" style:family="text">
      <style:text-properties officeooo:rsid="0065ccbd"/>
    </style:style>
    <style:style style:name="T28" style:family="text">
      <style:text-properties officeooo:rsid="00688e65"/>
    </style:style>
    <style:style style:name="T29" style:family="text">
      <style:text-properties officeooo:rsid="0068fc7d"/>
    </style:style>
    <style:style style:name="T30" style:family="text">
      <style:text-properties officeooo:rsid="006c2005"/>
    </style:style>
    <style:style style:name="T31" style:family="text">
      <style:text-properties officeooo:rsid="006eda35"/>
    </style:style>
    <style:style style:name="T32" style:family="text">
      <style:text-properties officeooo:rsid="006ffc42"/>
    </style:style>
    <style:style style:name="T33" style:family="text">
      <style:text-properties officeooo:rsid="0072512b"/>
    </style:style>
    <style:style style:name="T34" style:family="text">
      <style:text-properties officeooo:rsid="00746013"/>
    </style:style>
    <style:style style:name="T35" style:family="text">
      <style:text-properties officeooo:rsid="00764d3e"/>
    </style:style>
    <style:style style:name="T36" style:family="text">
      <style:text-properties officeooo:rsid="0079c0b2"/>
    </style:style>
    <style:style style:name="T37" style:family="text">
      <style:text-properties officeooo:rsid="007b2f33"/>
    </style:style>
    <style:style style:name="T38" style:family="text">
      <style:text-properties officeooo:rsid="007d96a9"/>
    </style:style>
    <style:style style:name="T39" style:family="text">
      <style:text-properties officeooo:rsid="007fd057"/>
    </style:style>
    <style:style style:name="T40" style:family="text">
      <style:text-properties officeooo:rsid="0082ef75"/>
    </style:style>
    <style:style style:name="T41" style:family="text">
      <style:text-properties officeooo:rsid="0083b8f6"/>
    </style:style>
    <style:style style:name="T42" style:family="text">
      <style:text-properties officeooo:rsid="00884976"/>
    </style:style>
    <style:style style:name="T43" style:family="text">
      <style:text-properties officeooo:rsid="008bb944"/>
    </style:style>
    <style:style style:name="T44" style:family="text">
      <style:text-properties officeooo:rsid="008d69e1"/>
    </style:style>
    <style:style style:name="T45" style:family="text">
      <style:text-properties officeooo:rsid="008f25e8"/>
    </style:style>
    <style:style style:name="T46" style:family="text">
      <style:text-properties fo:language="en" fo:country="US"/>
    </style:style>
    <style:style style:name="T47" style:family="text">
      <style:text-properties fo:language="en" fo:country="US" officeooo:rsid="001910ca"/>
    </style:style>
    <style:style style:name="T48" style:family="text">
      <style:text-properties fo:language="en" fo:country="US" officeooo:rsid="00920bd1"/>
    </style:style>
    <style:style style:name="T49" style:family="text">
      <style:text-properties officeooo:rsid="0095fd5c"/>
    </style:style>
    <style:style style:name="T50" style:family="text">
      <style:text-properties officeooo:rsid="0097d226"/>
    </style:style>
    <style:style style:name="T51" style:family="text">
      <style:text-properties officeooo:rsid="009cd829"/>
    </style:style>
    <style:style style:name="T52" style:family="text">
      <style:text-properties officeooo:rsid="00a0904e"/>
    </style:style>
    <style:style style:name="T53" style:family="text">
      <style:text-properties officeooo:rsid="00a1d5ff"/>
    </style:style>
    <style:style style:name="T54" style:family="text">
      <style:text-properties officeooo:rsid="00a25dc3"/>
    </style:style>
    <style:style style:name="T55" style:family="text">
      <style:text-properties officeooo:rsid="00a43e1e"/>
    </style:style>
    <style:style style:name="T56" style:family="text">
      <style:text-properties officeooo:rsid="00a6ad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Discussion of the Overall Design</text:h>
      <text:p text:style-name="P1"/>
      <text:h text:style-name="P78" text:outline-level="3">1. Class diagrams</text:h>
      <text:p text:style-name="P2"/>
      <text:h text:style-name="P78" text:outline-level="3">2. Systematic overview of the requirement implementations</text:h>
      <text:p text:style-name="P3">The implementation of the requirements is split up in <text:span text:style-name="T36">two</text:span> sections (namely the server, <text:span text:style-name="T2">and shared code)</text:span>, which discuss their requirement implementations individually <text:span text:style-name="T2">and better reflect the code base which consists of three separate projects.</text:span></text:p>
      <text:p text:style-name="P2"/>
      <text:h text:style-name="P78" text:outline-level="3">2.1 Server implementation</text:h>
      <text:p text:style-name="P5">The server project contains a <text:span text:style-name="T3">server.</text:span>Main class which acts as the central hub. It contains the entry point and glues all separate subsystems together. It also contains the code that handles the input of standard input stream, which is used to execute commands. These commands can be used to start/stop the server, but also to inspect various states of the server such as the state of connected clients and currently active games.</text:p>
      <text:p text:style-name="P5"/>
      <text:p text:style-name="P7">All network I/O is routed through a special 'Protocol' class. Each client has its own instance of this class. When network data from a client has been received its Protocol instance will handle the data and call the <text:span text:style-name="T5">appropriate</text:span> subsystem classes. <text:span text:style-name="T6">When a subsystem wants to send data to a client it goes through the client's Protocol instance. This method allows any future programmer to extend existing protocols or even define new protocols with minimal effort. It acts as an abstraction layer between the communication layer and the other subsystem logic. </text:span></text:p>
      <text:p text:style-name="P5"/>
      <text:p text:style-name="P6">Matchmaking has been implemented in the <text:span text:style-name="T4">server.matchmaking.MatchMaker class.</text:span></text:p>
      <text:p text:style-name="P6"/>
      <text:p text:style-name="P8">Challenging has been implemented in the server.matchmaking.Challenger class.</text:p>
      <text:p text:style-name="P8"/>
      <text:p text:style-name="P9">The initial handshake has been implemented in the server.network.InitialProtocol class.</text:p>
      <text:p text:style-name="P9"/>
      <text:p text:style-name="P9">The default communication (as defined in the tutorial group) has been implemented in the server.network.DefaultProtocol class.</text:p>
      <text:p text:style-name="P9"/>
      <text:p text:style-name="P10">Each client has a session state which contains information (such as the used protocol/supported extensions) which is implemented in the server.player.Player class.</text:p>
      <text:p text:style-name="P10"/>
      <text:p text:style-name="P11">The creation and destruction of client sessions is implemented in the server.player.PlayerManager class.</text:p>
      <text:p text:style-name="P11"/>
      <text:p text:style-name="P12">Once a client has performed the handshake he must at all times be in a room. A room is an abstraction layer (defined in server.rooms.Room) which can refer to either the lobby (implemented in server.rooms.Lobby) or a game room (implemented in server.rooms.GameRoom). <text:span text:style-name="T7">The creation and destruction of rooms is managed by a special class implemented in server.rooms.RoomManager.</text:span></text:p>
      <text:p text:style-name="P14"/>
      <text:h text:style-name="Heading_20_3" text:outline-level="3">2.<text:span text:style-name="T36">2</text:span> Shared implementation</text:h>
      <text:p text:style-name="P15">All the code that is shared between the client and server projects is stored in the shared project. <text:span text:style-name="T8">This </text:span><text:soft-page-break/><text:span text:style-name="T8">avoids writing duplicate code and ensures both server and client rely on the same logic when required.</text:span></text:p>
      <text:p text:style-name="P16">The actual concept of a game and its underlying logic has been divided into three parts: a disc, a board and a game-state. The disc represents a physical disc on a board (or the lack of) and is implemented in the findfour.shared.game.Disc class. The board represents the physical board and all the logic which is required for one (such as placing a disc/checking for a winner) and is implemented in the findfour.shared.game.Board class. <text:span text:style-name="T9">The game-state represents the actual state of the game and tracks states such as the player which is expected to make the next move. As most of the required logic was already implemented in the board it mostly acts as a wrapper to its personal board instance, with the addition of tracking some states the board has no concept of (such as who's turn it is). The game-state is implemented in the findfour.shared.game.GameState class.</text:span></text:p>
      <text:p text:style-name="P24">The shared code-base also includes a basic logging system (implemented in findfour.shared.logging.Log) used to output information/warnings and errors. The destination of these log messages can vary as they are send to all findfour.shared.logging.LogListener instances registered on the log instance.</text:p>
      <text:p text:style-name="P17">A very basic TCP client is implemented in findfour.shared.<text:span text:style-name="T10">network.TcpClient. This allows the client <text:s/>project to use a simple, but high level TCP client without having to worry about all the low-level details.</text:span></text:p>
      <text:p text:style-name="P18">A very basic multithreaded TCP server is implemented in findfour.shared.network.TcpServer. This allows the server project to use a simple, but high level TCP server without having to worry about all the low-level details.</text:p>
      <text:p text:style-name="P19">The findfour.shared.utils.StringUtils class contains a series of helper methods to deal with the required string parsing.</text:p>
      <text:p text:style-name="P20">The shared project also defines a series of exceptions in the findfour.shared namespace (ArgumentException/ArgumentNullException/ArgumentOutOfRangeException) which can be used throughout all code-bases to validate method parameters.</text:p>
      <text:h text:style-name="P78" text:outline-level="3">3. The use of the Observer and Model-View-Controller pattern<text:span text:style-name="T1">s</text:span></text:h>
      <text:p text:style-name="P64"><text:span text:style-name="T47">T</text:span><text:span text:style-name="T46">he server does not use any Model-View-Controller patterns as it only contains a simple TUI. It doesn't directly use any Observer patterns, but does something very similar through the event/command and log systems. </text:span><text:span text:style-name="T48">For example the TcpClient will notify all the observers (event handlers) by raising the packetReceived event once network data is received.</text:span></text:p>
      <text:h text:style-name="P78" text:outline-level="3">4. Format of data storage and protocols</text:h>
      <text:p text:style-name="P4">No custom data format is used, nor were any modifications made to the communication protocol as defined by the tutorial group INF-3.</text:p>
      <text:p text:style-name="P4"/>
      <text:h text:style-name="Heading_20_3" text:outline-level="3">5. Discussion per Class</text:h>
      <text:p text:style-name="P21">The discussion of all the classes defined in the code-base has been split up into three sections (server/client and shared) to reflect the <text:span text:style-name="T11">separate</text:span> projects in which they are defined.</text:p>
      <text:h text:style-name="Heading_20_3" text:outline-level="3">5.1 Server classes</text:h>
      <text:p text:style-name="Heading">Class: server.commands.CommandException</text:p>
      <text:p text:style-name="P22">This class defines an exception which is thrown from the Command subsystem to indicate an error <text:span text:style-name="T12">when invoking a method marked as a MethodHandler</text:span> <text:span text:style-name="T12">The exception should only be thrown to </text:span><text:soft-page-break/><text:span text:style-name="T12">indicate a programming mistake has been made. This was rather trivial to accomplish as it is only thrown in two specific cases:</text:span></text:p>
      <text:p text:style-name="P25">The type of a parameter in the handler method is not supported.</text:p>
      <text:p text:style-name="P25">The invocation of the handler method raised an exception. </text:p>
      <text:p text:style-name="P23">As the class represents a simple exception it does not use any other classes, with the exception of inheriting from RuntimeException</text:p>
      <text:p text:style-name="P74">Class: server.commands.CommandHandler</text:p>
      <text:p text:style-name="P26">This class defines an annotation which can be applied to methods to indicate they act as a command handler. <text:span text:style-name="T13">It has no further responsibilities or constraints, it's simply a class used to add metadata to methods for the Java reflection system.</text:span></text:p>
      <text:p text:style-name="Heading">Class: server.commands.CommandInvoker</text:p>
      <text:p text:style-name="P27">This class allows a class instance to register its defined command handlers through a registe<text:span text:style-name="T14">r</text:span>Handlers method. It will loop through all declared methods and see if they fit the criteria of a <text:s/>command handler method. <text:s/>If a method is considered valid a CommandReference instance will be created around that method. The registered class instance can then call the invoke method which has a command parameter which is mapped to a CommandReference and a list of arguments. The method will a<text:span text:style-name="T14">t</text:span>tempt to invoke the method with the correct parameters. It acts as a simple and flexible system to implement command handling from command line input. It has no special requirements and relies on the CommandReference class to invoke the actual method. <text:span text:style-name="T14">The command system avoids having to do tedious string parsing. Simply define a method with the parameters and it will do the parsing for you.</text:span></text:p>
      <text:p text:style-name="Heading">Class: server.commands.CommandReference</text:p>
      <text:p text:style-name="P27">This class acts as a reference to a method. It only has an invoke method which will attempt to invoke the command handler method through reflection passing along the parameters it receives.</text:p>
      <text:p text:style-name="Heading">Class: server.matchmaking.Challenger</text:p>
      <text:p text:style-name="P28">This class handles all challenge requests and responses. It has no special requirements as it receives data from the protocol layer which is properly validated. It depends on the PlayerManager class to retrieve <text:span text:style-name="T15">session information for clients and uses the RoomManager to start games if a challenge was accepted.</text:span></text:p>
      <text:p text:style-name="Heading">Class: server.matchmaking.MatchMaker</text:p>
      <text:p text:style-name="P29">This class handles the matchmaking between clients that do not support challenging or opt not to use it. <text:s/>It uses the RoomManager to start games if a match was found.</text:p>
      <text:p text:style-name="Heading">Class: server.network.DefaultProtocol</text:p>
      <text:p text:style-name="P30">This class implements the protocol as defined by the tutorial group along with some of the defined extensions. Due to the structure of the project this class references nearly all other subsystems. <text:span text:style-name="T16">It has no real requirements, but each instance has to be assigned to a Player instance which allows it to communicate with that player's client. It can be seen as a glue layer that moves all received network data to the correct subsystem and subsystems can call it to send data to the client.</text:span></text:p>
      <text:p text:style-name="Heading"><text:soft-page-break/>Class: server.network.InitialProtocol</text:p>
      <text:p text:style-name="P31">This class implements the handshake protocol. It refers to the PlayerManager class to create initial and final client sessions.</text:p>
      <text:p text:style-name="Heading">Class: server.network.Protocol</text:p>
      <text:p text:style-name="P32">This class defines the abstract base of the protocol. Additional protocols can easily be implemented this way by implementing this class. <text:span text:style-name="T17">It does not have any special requirements as it's mostly a blueprint. It does store a reference to the Player instance who owns the protocol which is required to send data to that player.</text:span></text:p>
      <text:p text:style-name="Heading">Class: server.network.StateCache</text:p>
      <text:p text:style-name="P33">This class is a small utility class used to eliminate the amount of client state changes send to a client to a bare minimum. It only refers to the PlayerState enum to cache the last send state of a player to the client <text:span text:style-name="T18">so that a new state change can be tested against this cache and not send the state change if not needed.</text:span></text:p>
      <text:p text:style-name="Heading">Class: server.player.Player</text:p>
      <text:p text:style-name="P34">This class represents a client and contains all the state information required. It refers multiple classes such as PlayerState, Protocol, Room, TcpServer.Client and Disc. <text:span text:style-name="T19">It doesn't contain much logic as it mostly contains simple getters and setters for various state related variables.</text:span></text:p>
      <text:p text:style-name="Heading">Class: server.player.PlayerManager</text:p>
      <text:p text:style-name="P36">This class defines a subsystem which manages the creation and destruction of client sessions <text:span text:style-name="T20">and allows other subsystems to query session information. It has no special requirements. It refers to multiple classes such as Player, Protocol, TcpServer.Client, MatchMaker and Challenger.</text:span></text:p>
      <text:p text:style-name="Heading">Class: server.player.PlayerState</text:p>
      <text:p text:style-name="P35">A simple enum that defines all the possible states a client can be in.</text:p>
      <text:p text:style-name="Heading">Class: server.rooms.GameRoom</text:p>
      <text:p text:style-name="P37">This class defines a room in which a game can be played. It extends from the abstract Room class. <text:span text:style-name="T21">It refers to several classes such as Player, GameState and RoomManager. The class is designed to handle all actions which are local to the current game (such as local chat).</text:span></text:p>
      <text:p text:style-name="Heading">Class: server.rooms.Lobby</text:p>
      <text:p text:style-name="P38">This class defines the lobby room in which all players are put that are not currently in a game. It exteds from the abstract Room class <text:span text:style-name="T22">and does nothing more, but adds the handling of sending state changes to all the clients in the lobby.</text:span></text:p>
      <text:p text:style-name="Heading">Class: server.rooms.Room</text:p>
      <text:p text:style-name="P39">This class defines an abstract base for the concept of a room in which players can reside. <text:span text:style-name="T23">It contains little logic as it only has to manage the players currently in the room and have the ability to broadcast a chat message to all the players in the room.</text:span></text:p>
      <text:p text:style-name="Heading"><text:soft-page-break/>Class: server.rooms.RoomManager</text:p>
      <text:p text:style-name="P40">This class defines a subsystem which manages the creation and destruction of rooms. It will always have one constant Lobby reference and can have zero or more active game rooms at any given moment.</text:p>
      <text:p text:style-name="Heading">Class: server.Contains</text:p>
      <text:p text:style-name="P41">A simple class that contains a few constant variables that can be referred to throughout the code-base. <text:span text:style-name="T24">It has no special requirements or references as it only store a couple of constants such as the group number of the group that originally created it.</text:span></text:p>
      <text:p text:style-name="Heading">Class: server.IllegalInvokeException</text:p>
      <text:p text:style-name="P42">Defines a simple exception which extends from RuntimeException. This exception should be thrown when a method is invoked when it should not have been invoked <text:span text:style-name="T25">(for example calling the sendAccept method in the DefaultProtocol class, as this should only be called in the InitialProtocol).</text:span></text:p>
      <text:p text:style-name="Heading">Class: server.Main</text:p>
      <text:p text:style-name="P43">This class is the main server class. It contains the entry point and stores references to all the subsystems. <text:span text:style-name="T26">It has once special requirement, as the other subsystems always refer to this class through the constant static instance it uses a private constructor to ensure no other class can construct an instance except the main class itself during application startup. Besides storing the references to the subsystems it allows the server owner to enter commands through the command line to control the server and query information.</text:span></text:p>
      <text:h text:style-name="Heading_20_3" text:outline-level="3">5.2 Client classes</text:h>
      <text:h text:style-name="Heading_20_3" text:outline-level="3">5.3 Shared classes</text:h>
      <text:p text:style-name="Heading">Class: findfour.shared.events.ClassUtils</text:p>
      <text:p text:style-name="P44">A small utility class to deal with reflection class code. <text:span text:style-name="T27">It has no special requirements, nor does it refer to other custom classes.</text:span></text:p>
      <text:p text:style-name="Heading">Class: findfour.shared.events.Event</text:p>
      <text:p text:style-name="P45">A class that represents an event which has an unique identifier and stores references to methods that handle the event once invoked.</text:p>
      <text:p text:style-name="Heading">Class: findfour.shared.events.EventDispatcher</text:p>
      <text:p text:style-name="P46">Defines a class on which events can be registered and classes can register their event handles, which will then be invoked if the given event is raised. <text:span text:style-name="T28">It refers to the Event and MethodReference classes.</text:span></text:p>
      <text:p text:style-name="Heading">Class: findfour.shared.events.EventHandler</text:p>
      <text:p text:style-name="P47">Defines an annotation which can be applied to methods to indicate they should handle an event. <text:span text:style-name="T29">They have no special requirements and do not reference other custom classes.</text:span></text:p>
      <text:p text:style-name="Heading"><text:soft-page-break/>Class: findfour.shared.events.EventRaiser</text:p>
      <text:p text:style-name="P48">An abstract class on which event handlers can be registered. It has no special requirements. It stores a reference to an EventDispatcher and is a class which can be extended to avoid having to write boilerplate code when wanting to use the event system.</text:p>
      <text:p text:style-name="Heading">Class: findfour.shared.events.InvalidEventHandlerException</text:p>
      <text:p text:style-name="P49">Defines a simple exception which is thrown when an event handler method failed to validate. It is used to notify the programmer during the event handler registration that he made a mistake in one or more of his handler methods. <text:span text:style-name="T30">It does not reference other custom classes, nor does it have any special requirements.</text:span></text:p>
      <text:p text:style-name="Heading">Class: findfour.shared.events.MethodReference</text:p>
      <text:p text:style-name="P50">Acts as a reference to a method which can be invoked with custom parameters. It requires the given parameters to be compatible with the method and the invoked method must not throw an exception. If it fails to meet these requirements a new RuntimeException will be thrown to inform the programmer.</text:p>
      <text:p text:style-name="Heading">Class: findfour.shared.game.Board</text:p>
      <text:p text:style-name="P51">Defines a class that represents a physical connect4 game board. <text:span text:style-name="T31">It has all the required logic to interact with a board, but has no concept of a game state or which player is expected to make a next turn. It refers to the Disc enum and the custom Argument exceptions.</text:span></text:p>
      <text:p text:style-name="Heading">Class: findfour.shared.game.Disc</text:p>
      <text:p text:style-name="P52">Defines a simple enum which represents a physical disc, or the <text:span text:style-name="T32">absence</text:span> of one. <text:span text:style-name="T32">It has no special requirements nor does it refer any other custom code.</text:span></text:p>
      <text:p text:style-name="Heading">Class: findfour.shared.game.GameState</text:p>
      <text:p text:style-name="P53">Defines the concept of an active game and stores all the state information required such as the player which is expected to make the next move and the current state of the board. It mostly acts as a wrapper to the board class, with the added state information. <text:span text:style-name="T33">It has no special requirements.</text:span></text:p>
      <text:p text:style-name="Heading">Class: findfour.shared.logging.ConsoleListener</text:p>
      <text:p text:style-name="P54">Provides a LogListener implementation that outputs the received log messages to the standard output and standard error streams. <text:span text:style-name="T34">It does not have any special requirements and only refers to the LogListener class which it implements.</text:span></text:p>
      <text:p text:style-name="Heading">Class: findfour.shared.logging.Log</text:p>
      <text:p text:style-name="P55">Defines the main class of the logging system. You can register and unregister listeners on this class as well as send the log messages to all registered listeners. <text:span text:style-name="T35">It also has a concept of log levels which can be used to filter messages that are above the current log level. This way if needed a lot of debug information can be logged, but once the code works these messages can easily be turned off.</text:span></text:p>
      <text:p text:style-name="Heading"><text:soft-page-break/>Class: findfour.shared.logging.LogLevel</text:p>
      <text:p text:style-name="P56">An enum that defines the various log levels.<text:tab/> <text:span text:style-name="T37">Each log level has an integer so that levels can easily be compared.</text:span></text:p>
      <text:p text:style-name="Heading">Class: findfour.shared.logging.LogListener</text:p>
      <text:p text:style-name="P57">Defines an interface which classes must implement if they want to receive log messages. <text:span text:style-name="T38">It has no special requirements and refers to no other code as it's only an interface.</text:span></text:p>
      <text:p text:style-name="Heading">Class: findfour.shared.network.TcpClient</text:p>
      <text:p text:style-name="P58">Defines a simple, but high level TCP <text:span text:style-name="T40">c</text:span>lient which abstracts away all the low level network code so that external code does not have to worry about that. <text:span text:style-name="T39">As it communicates through the event system any user of this class has to define their own event handler methods and register them. Apart from the event related code it does not reference any other custom code.</text:span></text:p>
      <text:p text:style-name="Heading">Class: findfour.shared.network.TcpServer</text:p>
      <text:p text:style-name="P59">Defines a simple, but high level multithreaded TCP server which abstracts away all the low level network code so that external code does not have to worry about that. As it communicates through the event system any user of this class has to define their own event handler methods and register them. Apart from the event related code it does not reference any other custom code.</text:p>
      <text:p text:style-name="Heading">Class: findfour.shared.utils.Reference</text:p>
      <text:p text:style-name="P60">Acts as a wrapper around a value so that you can effectively use it as a reference to a value. <text:span text:style-name="T41">As Java does not support default values for generic types the initial value will remain unassigned unless specifically assigned in the constructor. It is up to the user of this class to be aware of this situation. It does not reference any other custom code.</text:span></text:p>
      <text:p text:style-name="Heading">Class: findfour.shared.utils.StringUtils</text:p>
      <text:p text:style-name="P63">Defines an <text:span text:style-name="T44">utility</text:span> class to deal with various string operations. <text:span text:style-name="T45">It has no special requirements and only refers to the Reference and ArgumentException classes.</text:span></text:p>
      <text:p text:style-name="Heading">Class: findfour.shared.ArgumentException</text:p>
      <text:p text:style-name="P61">Defines an exception which can be thrown if a parameter of a method isn't considered valid. <text:span text:style-name="T42">It extends RuntimeException and doesn't refer to other custom code. As it's only a simple wrapper around a RuntimeException it has no special requirements.</text:span></text:p>
      <text:p text:style-name="Heading">Class: findfour.shared.ArgumentNullException</text:p>
      <text:p text:style-name="P62">Defines an exception which can be thrown if a parameter of a method is null, but shouldn't be allowed to be null. It extends ArgumentException, but other than that it doesn't refer to any other custom code. <text:span text:style-name="T43">As it's only a simple wrapper around an ArgumentException it has no special requirements.</text:span></text:p>
      <text:p text:style-name="Heading">Class: findfour.shared.ArgumentOutOfRangeException</text:p>
      <text:p text:style-name="P70">Defines an exception which can be thrown if a parameter of a method is outside the range which is considered valid. It extends ArgumentException, but other than that it doesn't refer to any other <text:soft-page-break/>custom code. As it's only a simple wrapper around an ArgumentException it has no special requirements.</text:p>
      <text:p text:style-name="P70"/>
      <text:p text:style-name="P71">To fulfill the the preconditions in the most complex classes (based on highest WMC) one simply has to make sure all method parameters are valid and meet the defined JML contracts, along with having the application properly start up so that the execution does not begin from an error state. <text:span text:style-name="T52">JML was added to these classes (server.Main, server.network.DefaultProtocol and findfour.shared.game.Board). </text:span></text:p>
      <text:h text:style-name="Heading_20_3" text:outline-level="3">6. Test Report</text:h>
      <text:p text:style-name="P65">As the server project is almost completely dependent on the current state which involves network and command line I/O testing it through unit tests is far from practical. This is why we decided to test the majority of the server code through system tests. As the server has the possibility to display and inspect detailed debugging information, combined with the Eclipse debugger it was far more effective to test the function of subsystems through telnet which allows us to set up the server in the state we want to test a specific piece of logic. <text:span text:style-name="T49">One example would be the testing of the chat. We would start the server and then connect 2 telnet clients to the server. We would then send the following data:</text:span></text:p>
      <text:p text:style-name="P65"/>
      <text:p text:style-name="P66">telnet1: join client1 20 Chat</text:p>
      <text:p text:style-name="P66">telnet2: join client2 20 Chat</text:p>
      <text:p text:style-name="P66">telnet1: global_chat test from client 1</text:p>
      <text:p text:style-name="P66"/>
      <text:p text:style-name="P66">We could then, due to the debugging information, see exactly what the server was doing and see the result on our telnet clients as well.</text:p>
      <text:p text:style-name="P67">The shared project does lend itself to automated unit testing for some of the classes. We used Junit to perform the tests. Three test classes can be found in the tests namespace of the Shared project which are designed to test the functionality of their target class.</text:p>
      <text:p text:style-name="P67">Tests.game.BoardTests is designed to test the findfour.shared.game.Board class. Running the tests with EMMA we see an 83.3% coverage of the Board class. Apart from touching some of the Disc code the tests do not execute code outside <text:s/>the Board class. <text:span text:style-name="T50">Nearly all of the missed code in the Board class is due to input validation. Extended tests that include all the possible ways the input validation could occur could be written, but we did not have the time to do so.</text:span></text:p>
      <text:p text:style-name="P68">Tests.game.GameStateTests is designed to test the findfour.shared.game.GameState class. Running the tests with EMMA we see an 90.8% coverage of the GameState class. As the class depends on the Board and Disc classes it is logical we see a lot of coverage in them as well, but no coverage in <text:s/>any other class. From the coverage results we can see the test cases miss an input validation check on the makeMove method as well as not executing every possible branch in the isMoveValid method. The test cases could be extended to reach 100% coverage, but due to time constraints this was not done.</text:p>
      <text:p text:style-name="P69">Tests.utils.StringUtilsTests is designed to test the findfour.shared.utils.StringUtils class. Runnng the tests with EMMA we see an 90.6% coverage. Apart from the Reference class (which is used in the tryParseInt method) no other classes are covered. <text:span text:style-name="T51">The tests do not cover the exception that is thrown when you try to parse a bad format using parseInt. They also miss a few branches in the extractArgs method. With more time the coverage could have been extended to include those missed branches as well.</text:span></text:p>
      <text:p text:style-name="P72"><text:soft-page-break/>Most of the server logic was tested through simulating clients with telnet. This includes testing the matchmaking, chat and lobby extensions as well as playing the game and handling the disconnection of clients (both in lobby and during a game). <text:span text:style-name="T53">An example would be having two telnet clients connected and executing the following commands.</text:span></text:p>
      <text:p text:style-name="P73">Telnet1: join client1 20</text:p>
      <text:p text:style-name="P73">Telnet1: ready_for_game</text:p>
      <text:p text:style-name="P73">Telnet2: join client2 20</text:p>
      <text:p text:style-name="P73">Telnet2: ready_for_game</text:p>
      <text:p text:style-name="P73">At this point the server should have completed the handshake and started a matchmaking game between the two clients, which can be verified by looking at the debug output. <text:span text:style-name="T54">The next step would be to test the disconnecting of one client. This can be done by closing one of the telnet clients. The server should catch the disconnect and end the game as one of the players has disconnected. This can again be verified through the debug output.</text:span></text:p>
      <text:p text:style-name="P67"/>
      <text:h text:style-name="Heading_20_3" text:outline-level="3">7. Metrics report</text:h>
      <text:p text:style-name="P75">Server:</text:p>
      <text:p text:style-name="P75">From the Method lines of code metric we can see that nearly one third <text:span text:style-name="T55">(250/768)</text:span> of the project code resides in the server.network namespace (mostly the DefaultProtocol class). This isn't that surprising, nor is it a real issue due to the design of the code-base. Although it is a big class, it is defined by a lot of small and isolated methods, which makes it fairly easy to follow the logic as the methods rarely invoke and rely on <text:span text:style-name="T55">each other.</text:span> <text:span text:style-name="T55">From the nested block depth metric it is clear that the code at no point contains insane nesting. The highest value is 5, but most methods have a value between 1 and 3. <text:s/>The number of parameters metric also shows that no method ever receives more than 4 parameters. I believe this increases the readability and makes the logic easier to follow.</text:span></text:p>
      <text:p text:style-name="P75"/>
      <text:p text:style-name="P76">Shared:</text:p>
      <text:p text:style-name="P76">Most of the code is divided equally over three namespaces (~150 for each utils/game and network of a 660 total) according to the Method lines of code metric. This is not surprising as they contain most of the complex code, while the other classes are small and simple utility classes. <text:span text:style-name="T56">Just like the server project the shared project does not contain any insane nesting. The nested block depth metrics shows a max value of 5 for the project. The number of parameters shows a maximum value of 3, which is again very similar to the server project. </text:span></text:p>
      <text:p text:style-name="P13"/>
      <text:h text:style-name="Heading_20_3" text:outline-level="3">8. Reflection on Plann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9M45S</meta:editing-duration>
    <meta:editing-cycles>151</meta:editing-cycles>
    <meta:generator>LibreOffice/4.2.7.2$Linux_X86_64 LibreOffice_project/420m0$Build-2</meta:generator>
    <dc:date>2015-01-28T23:13:18.220794615</dc:date>
    <dc:creator>ciske </dc:creator>
    <meta:document-statistic meta:table-count="0" meta:image-count="0" meta:object-count="0" meta:page-count="9" meta:paragraph-count="139" meta:word-count="3802" meta:character-count="23844" meta:non-whitespace-character-count="20169"/>
    <meta:user-defined meta:name="Info 1"/>
    <meta:user-defined meta:name="Info 2"/>
    <meta:user-defined meta:name="Info 3"/>
    <meta:user-defined meta:name="Info 4"/>
  </office:meta>
</office:document-meta>
</file>